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officeooo:paragraph-rsid="002caf0d"/>
    </style:style>
    <style:style style:name="P7" style:family="paragraph" style:parent-style-name="Table_20_Contents">
      <style:text-properties officeooo:paragraph-rsid="002fadf3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10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1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1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15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1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officeooo:paragraph-rsid="002fff82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officeooo:paragraph-rsid="002fff82"/>
    </style:style>
    <style:style style:name="P21" style:family="paragraph" style:parent-style-name="Table_20_Contents">
      <style:text-properties style:font-name="Times New Roman" officeooo:rsid="003c9d6c" officeooo:paragraph-rsid="002caf0d" fo:background-color="#ffffff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23" style:family="paragraph" style:parent-style-name="Table_20_Contents">
      <style:text-properties style:font-name="Times New Roman" officeooo:paragraph-rsid="002caf0d"/>
    </style:style>
    <style:style style:name="P24" style:family="paragraph" style:parent-style-name="Table_20_Contents">
      <style:text-properties style:font-name="Times New Roman" officeooo:rsid="003c9d6c" officeooo:paragraph-rsid="002caf0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2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0" style:family="paragraph" style:parent-style-name="Table_20_Contents">
      <style:text-properties style:font-name="FreeMono" fo:font-size="9pt" style:font-size-asian="9pt" style:font-size-complex="9pt"/>
    </style:style>
    <style:style style:name="P31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2fff82"/>
    </style:style>
    <style:style style:name="P3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3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3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style:text-underline-style="none" officeooo:rsid="00328149" fo:background-color="#ffffff" loext:char-shading-value="0"/>
    </style:style>
    <style:style style:name="T12" style:family="text">
      <style:text-properties fo:color="#000000" style:text-underline-style="none" officeooo:rsid="000b0c15" fo:background-color="#ffffff" loext:char-shading-value="0"/>
    </style:style>
    <style:style style:name="T13" style:family="text">
      <style:text-properties fo:color="#000000" style:text-underline-style="none" officeooo:rsid="00138288" fo:background-color="#ffffff" loext:char-shading-value="0"/>
    </style:style>
    <style:style style:name="T14" style:family="text">
      <style:text-properties fo:color="#000000" officeooo:rsid="00ddbb8b"/>
    </style:style>
    <style:style style:name="T15" style:family="text">
      <style:text-properties fo:color="#000000" officeooo:rsid="002fb557"/>
    </style:style>
    <style:style style:name="T16" style:family="text">
      <style:text-properties officeooo:rsid="013d0498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style:use-window-font-color="true" style:font-name="Times New Roman" officeooo:rsid="003c9d6c"/>
    </style:style>
    <style:style style:name="T21" style:family="text">
      <style:text-properties style:use-window-font-color="true" style:font-name="Times New Roman" officeooo:rsid="003c9d6c" fo:background-color="#ffffff" loext:char-shading-value="0"/>
    </style:style>
    <style:style style:name="T22" style:family="text">
      <style:text-properties officeooo:rsid="003c9d6c" fo:background-color="#ffffff" loext:char-shading-value="0"/>
    </style:style>
    <style:style style:name="T23" style:family="text">
      <style:text-properties officeooo:rsid="0042f57a" fo:background-color="#ffffff" loext:char-shading-value="0"/>
    </style:style>
    <style:style style:name="T24" style:family="text">
      <style:text-properties officeooo:rsid="0022f10e"/>
    </style:style>
    <style:style style:name="T25" style:family="text">
      <style:text-properties officeooo:rsid="0042f57a"/>
    </style:style>
    <style:style style:name="T26" style:family="text">
      <style:text-properties fo:language="en" fo:country="US" officeooo:rsid="0042f57a"/>
    </style:style>
    <style:style style:name="T27" style:family="text">
      <style:text-properties officeooo:rsid="00fe26bd"/>
    </style:style>
    <style:style style:name="T28" style:family="text">
      <style:text-properties officeooo:rsid="010c2cfe"/>
    </style:style>
    <style:style style:name="T29" style:family="text">
      <style:text-properties officeooo:rsid="0059ec4d"/>
    </style:style>
    <style:style style:name="T30" style:family="text">
      <style:text-properties fo:color="#ffffff" fo:background-color="#666666" loext:char-shading-value="0"/>
    </style:style>
    <style:style style:name="T31" style:family="text">
      <style:text-properties fo:color="#ffffff" officeooo:rsid="003bce78" fo:background-color="#666666" loext:char-shading-value="0"/>
    </style:style>
    <style:style style:name="T32" style:family="text">
      <style:text-properties fo:color="#ffffff" fo:font-weight="bold" fo:background-color="#666666" loext:char-shading-value="0" style:font-weight-asian="bold" style:font-weight-complex="bold"/>
    </style:style>
    <style:style style:name="T33" style:family="text">
      <style:text-properties officeooo:rsid="002aede4"/>
    </style:style>
    <style:style style:name="T34" style:family="text">
      <style:text-properties officeooo:rsid="002c3c8e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officeooo:rsid="003c9d6c"/>
    </style:style>
    <style:style style:name="T38" style:family="text">
      <style:text-properties style:font-name="Times New Roman" officeooo:rsid="003c9d6c" fo:background-color="#ffffff" loext:char-shading-value="0"/>
    </style:style>
    <style:style style:name="T39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9"/>
      <text:p text:style-name="P28">C<text:span text:style-name="T27">ertidão De Inscrição</text:span></text:p>
      <text:p text:style-name="P28"/>
      <text:p text:style-name="P11"><text:text-input text:description="${documentSignature.responsibleName}">${documentSignature.responsibleName}</text:text-input><text:span text:style-name="T17">, </text:span><text:span text:style-name="T17"><text:text-input text:description="${lang.pt(documentSignature.responsibleFunction)}">${lang.pt(documentSignature.responsibleFunction)}</text:text-input></text:span><text:span text:style-name="T17"> da </text:span><text:span text:style-name="T14">Faculdade de </text:span><text:span text:style-name="T15">Letras</text:span><text:span text:style-name="T14"> da Universidade de Lisboa,</text:span></text:p>
      <text:p text:style-name="P31"><text:span text:style-name="T37">Certifica, em face dos registos existentes nesta Faculdade, que </text:span><text:span text:style-name="T37"><text:text-input text:description="${person.name}">${person.name}</text:text-input></text:span><text:span text:style-name="T37">, </text:span><text:span text:style-name="T37"><text:text-input text:description="[#if person.female]">[#if person.female]</text:text-input></text:span><text:span text:style-name="T37">aluna</text:span><text:span text:style-name="T37"><text:text-input text:description="[#elseif person.male]">[#elseif person.male]</text:text-input></text:span><text:span text:style-name="T37">aluno</text:span><text:span text:style-name="T37"><text:text-input text:description="[/#if]">[/#if]</text:text-input></text:span><text:span text:style-name="T37"> n.º </text:span><text:span text:style-name="T37"><text:text-input text:description="${person.student.number}">${person.student.number}</text:text-input></text:span><text:span text:style-name="T37">, </text:span><text:span text:style-name="T37"><text:text-input text:description="[#if person.female]">[#if person.female]</text:text-input></text:span><text:span text:style-name="T37">nascida</text:span><text:span text:style-name="T37"><text:text-input text:description="[#elseif person.male]">[#elseif person.male]</text:text-input></text:span><text:span text:style-name="T37">nascido</text:span><text:span text:style-name="T37"><text:text-input text:description="[/#if]">[/#if]</text:text-input></text:span><text:span text:style-name="T37"> a </text:span><text:span text:style-name="T37"><text:text-input text:description="${lang.pt(dates.extendedDate(person.dateOfBirthYearMonthDay))}">${lang.pt(dates.extendedDate(person.dateOfBirthYearMonthDay))}</text:text-input></text:span><text:span text:style-name="T37">, </text:span><text:span text:style-name="T37"><text:text-input text:description="[#if person.female]">[#if person.female]</text:text-input></text:span><text:span text:style-name="T37">portadora</text:span><text:span text:style-name="T37"><text:text-input text:description="[#elseif person.male]">[#elseif person.male]</text:text-input></text:span><text:span text:style-name="T37">portador</text:span><text:span text:style-name="T37"><text:text-input text:description="[/#if]">[/#if]</text:text-input></text:span><text:span text:style-name="T37"> do</text:span><text:span text:style-name="T20"> </text:span><text:span text:style-name="T36"><text:text-input text:description="${lang.pt(person.idDocumentType.localizedNameI18N)}">${lang.pt(person.idDocumentType.localizedNameI18N)}</text:text-input></text:span><text:span text:style-name="T21"> n.º </text:span><text:span text:style-name="T36"><text:text-input text:description="${person.documentIdNumber}">${person.documentIdNumber}</text:text-input></text:span><text:span text:style-name="T37">, </text:span><text:span text:style-name="T37"><text:text-input text:description="[#if person.female]">[#if person.female]</text:text-input></text:span><text:span text:style-name="T37">filha</text:span><text:span text:style-name="T37"><text:text-input text:description="[#elseif person.male]">[#elseif person.male]</text:text-input></text:span><text:span text:style-name="T37">filho</text:span><text:span text:style-name="T37"><text:text-input text:description="[/#if]">[/#if]</text:text-input></text:span><text:span text:style-name="T37"> de </text:span><text:span text:style-name="T37"><text:text-input text:description="${person.nameOfFather}">${person.nameOfFather}</text:text-input></text:span><text:span text:style-name="T37"> e de </text:span><text:span text:style-name="T37"><text:text-input text:description="${person.nameOfMother}">${person.nameOfMother}</text:text-input></text:span><text:span text:style-name="T37">, está </text:span><text:span text:style-name="T37"><text:text-input text:description="[#if person.female]">[#if person.female]</text:text-input></text:span><text:span text:style-name="T37">inscrita</text:span><text:span text:style-name="T37"><text:text-input text:description="[#elseif person.male]">[#elseif person.male]</text:text-input></text:span><text:span text:style-name="T37">inscrito</text:span><text:span text:style-name="T37"><text:text-input text:description="[/#if]">[/#if]</text:text-input></text:span><text:span text:style-name="T37"> no Curso de </text:span><text:span text:style-name="T37"><text:text-input text:description="${lang.pt(curricularPlanInformation.degreePresentationName)}">${lang.pt(curricularPlanInformation.degreePresentationName)}</text:text-input></text:span><text:span text:style-name="T37">, </text:span><text:span text:style-name="T38">no ano </text:span><text:span text:style-name="T36">letivo de </text:span><text:span text:style-name="T36"><text:text-input text:description="${executionYearName}">${executionYearName}</text:text-input></text:span><text:span text:style-name="T36"><text:text-input text:description="[#if serviceRequest.detailed]">[#if serviceRequest.detailed]</text:text-input></text:span><text:span text:style-name="T36">, </text:span><text:span text:style-name="T36"><text:text-input text:description="[#if totalNormalEnrolments &gt; 1]">[#if totalNormalEnrolments &gt; 1]</text:text-input></text:span><text:span text:style-name="T36">nas seguintes unidades curriculares</text:span><text:span text:style-name="T36"><text:text-input text:description="[#else]">[#else]</text:text-input></text:span><text:span text:style-name="T36">na seguinte unidade curricular</text:span><text:span text:style-name="T36"><text:text-input text:description="[/#if]">[/#if]</text:text-input></text:span><text:span text:style-name="T36">:</text:span><text:span text:style-name="T36"><text:text-input text:description="[#if !serviceRequest.detailed]">[#elseif !serviceRequest.detailed]</text:text-input></text:span><text:span text:style-name="T36">.</text:span><text:span text:style-name="T36"><text:text-input text:description="[/#if]">[/#if]</text:text-input></text:span></text:p>
      <text:p text:style-name="P21"/>
      <text:p text:style-name="P2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text-input text:description="[#if totalNormalEnrolments &gt; 1]">[#if totalNormalEnrolments &gt; 1]</text:text-input><text:span text:style-name="T39">Unidades Curriculares</text:span><text:text-input text:description="[#else]">[#else]</text:text-input><text:span text:style-name="T40">Unidade Curricular</text:span><text:span text:style-name="T40"><text:initial-creator/></text:span><text:text-input text:description="[/#if]">[/#if]</text:text-input></text:p>
          </table:table-cell>
          <table:table-cell table:style-name="Table1.A1" office:value-type="string">
            <text:p text:style-name="P16">Semestre</text:p>
          </table:table-cell>
          <table:table-cell table:style-name="Table1.A1" office:value-type="string">
            <text:p text:style-name="P12">ECTS</text:p>
          </table:table-cell>
        </table:table-row>
        <table:table-row table:style-name="Table1.2">
          <table:table-cell table:style-name="Table1.A2" office:value-type="string">
            <text:p text:style-name="P17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13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14"><text:text-input text:description="${numbers.onePlace(enrolment.ectsCredits)}">${numbers.onePlace(enrolment.ectsCredits)}</text:text-input></text:p>
          </table:table-cell>
        </table:table-row>
      </table:table>
      <text:p text:style-name="P32"><text:span text:style-name="T30"><text:s text:c="2"/>Total UCs: </text:span><text:span text:style-name="T32"><text:text-input text:description="${totalNormalEnrolments}">${totalNormalEnrolments}</text:text-input></text:span><text:span text:style-name="T30"> <text:s/></text:span><text:s text:c="8"/><text:span text:style-name="T30"><text:s text:c="2"/></text:span><text:span text:style-name="T31">T</text:span><text:span text:style-name="T30">otal ECTS: </text:span><text:span text:style-name="T32"><text:text-input text:description="${numbers.onePlace(totalNormalECTS)}">${numbers.onePlace(totalNormalECTS)}  </text:text-input></text:span></text:p>
      <text:p text:style-name="P24"/>
      <text:p text:style-name="P24"><text:text-input text:description="[/#if]">[/#if]</text:text-input></text:p>
      <text:p text:style-name="P20"><text:text-input text:description="[#if serviceRequest.documentPurposeTypeInstance??]">[#if serviceRequest.documentPurposeTypeInstance??]</text:text-input><text:span text:style-name="T34"><text:text-input text:description="[#if serviceRequest.documentPurposeTypeInstance.code == &quot;FAMILY_ALLOWANCE&quot;]">[#if serviceRequest.documentPurposeTypeInstance.code == "FAMILY_ALLOWANCE"]</text:text-input></text:span><text:span text:style-name="T4">Est</text:span><text:span text:style-name="T5">a </text:span><text:span text:style-name="T11">certidão</text:span><text:span text:style-name="T4"> </text:span><text:span text:style-name="T3">serve como comprovativo </text:span><text:span text:style-name="T6">para efeitos de </text:span><text:span text:style-name="T9">Abono de Família</text:span><text:span text:style-name="T6">.</text:span><text:span text:style-name="T34"><text:text-input text:description="[#elseif serviceRequest.documentPurposeTypeInstance.code == &quot;FAMILY_BENEFITS&quot;]">[#elseif serviceRequest.documentPurposeTypeInstance.code == "FAMILY_BENEFITS"]</text:text-input></text:span><text:span text:style-name="T4">Est</text:span><text:span text:style-name="T5">a </text:span><text:span text:style-name="T11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span text:style-name="T34"><text:text-input text:description="[#elseif serviceRequest.documentPurposeTypeInstance.code == &quot;IRS&quot;]">[#elseif serviceRequest.documentPurposeTypeInstance.code == "IRS"]</text:text-input></text:span><text:span text:style-name="T4">Est</text:span><text:span text:style-name="T5">a </text:span><text:span text:style-name="T11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</text:span><text:span text:style-name="T11">certidão</text:span><text:span text:style-name="T4"> </text:span><text:span text:style-name="T3">serve como comprovativo </text:span><text:span text:style-name="T6">para efeitos de </text:span><text:span text:style-name="T12">ADSE/</text:span><text:span text:style-name="T9">ADM/SAD/SSMJ</text:span><text:span text:style-name="T6">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1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</text:span><text:span text:style-name="T11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1">certidão</text:span><text:span text:style-name="T4"> </text:span><text:span text:style-name="T3">serve como comprovativo </text:span><text:span text:style-name="T6">para efeitos de bolsa de estudo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1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1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IMMIGRATION&quot;]">[#elseif serviceRequest.documentPurposeTypeInstance.code == "IMMIGRATION"]</text:text-input><text:span text:style-name="T13">Esta </text:span><text:span text:style-name="T11">certidão</text:span><text:span text:style-name="T13">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0"/>
      <text:p text:style-name="P18"><text:text-input text:description="[/#if]">[/#if]</text:text-input></text:p>
      <text:p text:style-name="P19"><text:span text:style-name="T28">A</text:span> presente certi<text:span text:style-name="T28">dão</text:span> <text:span text:style-name="T29">vai</text:span> firmad<text:span text:style-name="T33">a</text:span> com o selo branco em uso nesta Faculdade.</text:p>
      <text:p text:style-name="P25"/>
      <text:p text:style-name="P25"/>
      <text:p text:style-name="P26"><text:span text:style-name="T14">Faculdade de </text:span><text:span text:style-name="T2">Letras</text:span><text:span text:style-name="T14"> da Universidade de Lisboa</text:span><text:span text:style-name="T25">, </text:span><text:span text:style-name="T26">em </text:span><text:span text:style-name="T26"><text:text-input text:description="${lang.pt(dates.extendedDate(localizedDate.nowDate()))}">${lang.pt(dates.extendedDate(localizedDate.nowDate()))}</text:text-input></text:span><text:span text:style-name="T23">.</text:span></text:p>
      <text:p text:style-name="P25"/>
      <text:p text:style-name="P2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9"><text:text-input text:description="[#if hasPricetag]">[#if hasPricetag]</text:text-input></text:p>
            <text:p text:style-name="P34"><text:span text:style-name="T24">Emolumento: </text:span><text:text-input text:description="${money.total(serviceRequestPrice)}">${money.total(serviceRequestPrice)}</text:text-input></text:p>
            <text:p text:style-name="P30"><text:text-input text:description="[/#if]">[/#if]</text:text-input></text:p>
          </table:table-cell>
          <table:table-cell table:style-name="Table2.A2" office:value-type="string">
            <text:p text:style-name="P22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27"><text:text-input text:description="${documentSignature.responsibleName}">${documentSignature.responsibleName}</text:text-input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5T16:23:16.039622070</dc:date>
    <meta:editing-duration>PT52M50S</meta:editing-duration>
    <meta:editing-cycles>30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506" meta:character-count="3945" meta:non-whitespace-character-count="3653"/>
  </office:meta>
</office:document-meta>
</file>